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nemo1" svg:font-family="Denemo"/>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Denemo" svg:font-family="Denemo" style:font-family-generic="system" style:font-pitch="variable"/>
  </office:font-face-decls>
  <office:automatic-styles>
    <style:style style:name="P1" style:family="paragraph" style:parent-style-name="Standard">
      <style:text-properties officeooo:paragraph-rsid="000d2bd7"/>
    </style:style>
    <style:style style:name="P2" style:family="paragraph" style:parent-style-name="Standard">
      <style:text-properties officeooo:paragraph-rsid="000dc12c"/>
    </style:style>
    <style:style style:name="P3" style:family="paragraph" style:parent-style-name="Standard">
      <style:text-properties officeooo:paragraph-rsid="00133185"/>
    </style:style>
    <style:style style:name="P4" style:family="paragraph" style:parent-style-name="Standard">
      <style:text-properties officeooo:rsid="000dc12c" officeooo:paragraph-rsid="000dc12c"/>
    </style:style>
    <style:style style:name="P5" style:family="paragraph" style:parent-style-name="Standard">
      <style:text-properties officeooo:paragraph-rsid="001f9064"/>
    </style:style>
    <style:style style:name="P6" style:family="paragraph" style:parent-style-name="Standard">
      <style:text-properties officeooo:rsid="0014fe7c" officeooo:paragraph-rsid="0014fe7c"/>
    </style:style>
    <style:style style:name="P7" style:family="paragraph" style:parent-style-name="Standard">
      <style:text-properties officeooo:rsid="0014fe7c" officeooo:paragraph-rsid="00288467"/>
    </style:style>
    <style:style style:name="P8" style:family="paragraph" style:parent-style-name="Standard">
      <style:text-properties officeooo:rsid="0014fe7c" officeooo:paragraph-rsid="002f07b5"/>
    </style:style>
    <style:style style:name="P9" style:family="paragraph" style:parent-style-name="Standard">
      <style:text-properties officeooo:rsid="0014fe7c" officeooo:paragraph-rsid="00386e70"/>
    </style:style>
    <style:style style:name="P10" style:family="paragraph" style:parent-style-name="Standard">
      <style:text-properties fo:font-weight="bold" officeooo:paragraph-rsid="00345893" style:font-weight-asian="bold" style:font-weight-complex="bold"/>
    </style:style>
    <style:style style:name="P11" style:family="paragraph" style:parent-style-name="Standard">
      <style:text-properties fo:font-weight="bold" officeooo:paragraph-rsid="003b69f1" style:font-weight-asian="bold" style:font-weight-complex="bold"/>
    </style:style>
    <style:style style:name="P12" style:family="paragraph" style:parent-style-name="Standard">
      <style:text-properties officeooo:rsid="000dc12c" officeooo:paragraph-rsid="000dc12c"/>
    </style:style>
    <style:style style:name="P13" style:family="paragraph" style:parent-style-name="Standard" style:list-style-name="">
      <style:text-properties officeooo:rsid="000dc12c" officeooo:paragraph-rsid="0038725e"/>
    </style:style>
    <style:style style:name="P14" style:family="paragraph" style:parent-style-name="Standard" style:list-style-name="">
      <style:text-properties officeooo:rsid="000dc12c" officeooo:paragraph-rsid="003c7700"/>
    </style:style>
    <style:style style:name="P15" style:family="paragraph" style:parent-style-name="Standard" style:list-style-name="">
      <style:text-properties officeooo:rsid="000dc12c" officeooo:paragraph-rsid="003d3389"/>
    </style:style>
    <style:style style:name="P16" style:family="paragraph" style:parent-style-name="Standard" style:list-style-name="L6">
      <style:text-properties officeooo:rsid="000dc12c" officeooo:paragraph-rsid="0038725e"/>
    </style:style>
    <style:style style:name="P17" style:family="paragraph" style:parent-style-name="Standard" style:list-style-name="L6">
      <style:text-properties officeooo:rsid="000dc12c" officeooo:paragraph-rsid="0038c189"/>
    </style:style>
    <style:style style:name="P18" style:family="paragraph" style:parent-style-name="Standard" style:list-style-name="L6">
      <style:text-properties officeooo:rsid="000dc12c" officeooo:paragraph-rsid="003a353e"/>
    </style:style>
    <style:style style:name="P19" style:family="paragraph" style:parent-style-name="Standard" style:list-style-name="L7">
      <style:text-properties officeooo:paragraph-rsid="003b69f1"/>
    </style:style>
    <style:style style:name="P20" style:family="paragraph" style:parent-style-name="Standard" style:list-style-name="L5">
      <style:paragraph-properties fo:break-before="page"/>
      <style:text-properties officeooo:paragraph-rsid="0038725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c5aea"/>
    </style:style>
    <style:style style:name="T2" style:family="text">
      <style:text-properties officeooo:rsid="000d2bd7"/>
    </style:style>
    <style:style style:name="T3" style:family="text">
      <style:text-properties officeooo:rsid="000dc12c"/>
    </style:style>
    <style:style style:name="T4" style:family="text">
      <style:text-properties officeooo:rsid="000f9ecd"/>
    </style:style>
    <style:style style:name="T5" style:family="text">
      <style:text-properties officeooo:rsid="00101a62"/>
    </style:style>
    <style:style style:name="T6" style:family="text">
      <style:text-properties officeooo:rsid="0011a059"/>
    </style:style>
    <style:style style:name="T7" style:family="text">
      <style:text-properties officeooo:rsid="00133185"/>
    </style:style>
    <style:style style:name="T8" style:family="text">
      <style:text-properties officeooo:rsid="0013b26c"/>
    </style:style>
    <style:style style:name="T9" style:family="text">
      <style:text-properties officeooo:rsid="00166e7b"/>
    </style:style>
    <style:style style:name="T10" style:family="text">
      <style:text-properties officeooo:rsid="00179e3a"/>
    </style:style>
    <style:style style:name="T11" style:family="text">
      <style:text-properties officeooo:rsid="00197f47"/>
    </style:style>
    <style:style style:name="T12" style:family="text">
      <style:text-properties officeooo:rsid="0019bd07"/>
    </style:style>
    <style:style style:name="T13" style:family="text">
      <style:text-properties officeooo:rsid="001b4f4f"/>
    </style:style>
    <style:style style:name="T14" style:family="text">
      <style:text-properties officeooo:rsid="001c930f"/>
    </style:style>
    <style:style style:name="T15" style:family="text">
      <style:text-properties officeooo:rsid="001d96bb"/>
    </style:style>
    <style:style style:name="T16" style:family="text">
      <style:text-properties officeooo:rsid="001f9064"/>
    </style:style>
    <style:style style:name="T17" style:family="text">
      <style:text-properties officeooo:rsid="002108af"/>
    </style:style>
    <style:style style:name="T18" style:family="text">
      <style:text-properties officeooo:rsid="00216e23"/>
    </style:style>
    <style:style style:name="T19" style:family="text">
      <style:text-properties officeooo:rsid="0021a8af"/>
    </style:style>
    <style:style style:name="T20" style:family="text">
      <style:text-properties officeooo:rsid="002308e1"/>
    </style:style>
    <style:style style:name="T21" style:family="text">
      <style:text-properties officeooo:rsid="00235b9b"/>
    </style:style>
    <style:style style:name="T22" style:family="text">
      <style:text-properties officeooo:rsid="002650f7"/>
    </style:style>
    <style:style style:name="T23" style:family="text">
      <style:text-properties officeooo:rsid="00269215"/>
    </style:style>
    <style:style style:name="T24" style:family="text">
      <style:text-properties officeooo:rsid="00288467"/>
    </style:style>
    <style:style style:name="T25" style:family="text">
      <style:text-properties officeooo:rsid="002a4ba2"/>
    </style:style>
    <style:style style:name="T26" style:family="text">
      <style:text-properties officeooo:rsid="002a5d8f"/>
    </style:style>
    <style:style style:name="T27" style:family="text">
      <style:text-properties officeooo:rsid="002b3fb9"/>
    </style:style>
    <style:style style:name="T28" style:family="text">
      <style:text-properties officeooo:rsid="002bde3f"/>
    </style:style>
    <style:style style:name="T29" style:family="text">
      <style:text-properties officeooo:rsid="002da573"/>
    </style:style>
    <style:style style:name="T30" style:family="text">
      <style:text-properties officeooo:rsid="002e066e"/>
    </style:style>
    <style:style style:name="T31" style:family="text">
      <style:text-properties officeooo:rsid="002f07b5"/>
    </style:style>
    <style:style style:name="T32" style:family="text">
      <style:text-properties officeooo:rsid="00307ec2"/>
    </style:style>
    <style:style style:name="T33" style:family="text">
      <style:text-properties officeooo:rsid="0030a7b4"/>
    </style:style>
    <style:style style:name="T34" style:family="text">
      <style:text-properties officeooo:rsid="00320f05"/>
    </style:style>
    <style:style style:name="T35" style:family="text">
      <style:text-properties officeooo:rsid="00345893"/>
    </style:style>
    <style:style style:name="T36" style:family="text">
      <style:text-properties officeooo:rsid="00386e70"/>
    </style:style>
    <style:style style:name="T37" style:family="text">
      <style:text-properties officeooo:rsid="0038725e"/>
    </style:style>
    <style:style style:name="T38" style:family="text">
      <style:text-properties officeooo:rsid="0038c189"/>
    </style:style>
    <style:style style:name="T39" style:family="text">
      <style:text-properties officeooo:rsid="003a353e"/>
    </style:style>
    <style:style style:name="T40" style:family="text">
      <style:text-properties officeooo:rsid="003b69f1"/>
    </style:style>
    <style:style style:name="T41" style:family="text">
      <style:text-properties officeooo:rsid="003ba006"/>
    </style:style>
    <style:style style:name="T42" style:family="text">
      <style:text-properties officeooo:rsid="003c7700"/>
    </style:style>
    <style:style style:name="T43" style:family="text">
      <style:text-properties officeooo:rsid="003d3389"/>
    </style:style>
    <style:style style:name="T44" style:family="text">
      <style:text-properties officeooo:rsid="003ea8d5"/>
    </style:style>
    <style:style style:name="T45" style:family="text">
      <style:text-properties officeooo:rsid="003fd9ef"/>
    </style:style>
    <style:style style:name="T46" style:family="text">
      <style:text-properties style:use-window-font-color="true"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nemo"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5">Die Seefahrt (erste beschriebene Liebe):</text:span></text:p>
      <text:p text:style-name="P1"><text:span text:style-name="T2">Langsam segelten die Blätter </text:span><text:span text:style-name="T24">sanft</text:span><text:span text:style-name="T2"> von der Baumkrone hinab, </text:span><text:span text:style-name="T25">l</text:span><text:span text:style-name="T2">egten sich nieder im hohen Gras, das nicht von Gärtnern des Hofes zurechtgeschnitten worden war. Alleine saß ich neben einem kleinen Fels, der nahe der Bäume aus dem Boden ragte. Von niemandem hätte ich mir diese Ruhe nehmen lassen, nach der ich mich doch ständig sehnte. Nichts konnte mich aufwecken, zurückrufen aus diesem schönen, nahezu traumhaften Anblick einer verlassenen Straße, die sich zwischen Waldrand und Feldern entlang schlängelte. Anders als die Menschen, bauten die Hochelfen </text:span><text:span text:style-name="T3">in dieser wesentlich wärmeren Gegend, nahe des Meeres Tomaten an und davon nicht wenige.</text:span></text:p>
      <text:p text:style-name="P4">Die Felder erstreckten sich bis zum Horizont und dennoch war nirgends ein einziger Bauer zu sehen. Ich floh hin und wieder vor meinem gefürchteten Leben, vor der Verantwortung hier her oder an einen anderen einsamen Ort. Wir hatten die Hafenstadt besucht, um einerseits die königliche Flotte zu begutachten, aber selbstverständlich andererseits auch, um Verträge zu schließen, den Handel zu fördern, den Reichtum zu vergrößern.</text:p>
      <text:p text:style-name="P2"><text:span text:style-name="T3">Das Meer, das die Hochelfen</text:span><text:span text:style-name="T4"> als einen</text:span><text:span text:style-name="T3"> Teil ihrer Geschichte </text:span><text:span text:style-name="T4">betrachteten</text:span><text:span text:style-name="T3">, beeindruckte mich durch seine friedliche, glänzende Stille, wenn am Mittag die </text:span><text:span text:style-name="T5">pralle</text:span><text:span text:style-name="T3"> Sonne darauf </text:span><text:span text:style-name="T5">strahlte</text:span><text:span text:style-name="T3">, sich kaum eine Wolke am Himmel zeigte, der Wind schließlich ganz verstummte,</text:span><text:span text:style-name="T5"> das Wasser den Sand am Ufer glättete und sich wie ein gerissenes Tier langsam und unscheinbar wieder zurückzog. </text:span><text:span text:style-name="T6">So war es auch jenes gerissene Tier, das unerwartet seine Beute verschlang, </text:span><text:span text:style-name="T7">wenn ein Seefahrer auch noch so stolz sein hölzernes Gefährt durch den Sturm führte.</text:span></text:p>
      <text:p text:style-name="P3"><text:span text:style-name="T7">Die Seefahrt beeindruckte mich am meisten durch ihre Bildgewalt. Die riesigen Schiffe an den Docks zu sehen, auf denen </text:span><text:span text:style-name="T8">sich </text:span><text:span text:style-name="T7">bis zu mehreren hundert </text:span><text:span text:style-name="T8">verschiedene Personen lebhaft an einer Überfahrt beteiligen und sei es nur durch das Umklammern eines festen Gegenstandes während ihnen das Schaukeln des Schiffes ihre womöglich größten Zweifel auferlegte.</text:span></text:p>
      <text:p text:style-name="P6">Ein Schiff im Hafen ankommen zu sehen setzte ich mit der Ankunft eines Helden, einer Persönlichkeit, <text:span text:style-name="T9">die ich bewunderte und vermisste</text:span>, einer Friedensschließung nach jahrelanger Gewalt, ja mit etwas, das man zwar erwartete, das einen dennoch überwältigte <text:span text:style-name="T10">gleich</text:span>. <text:span text:style-name="T11">Doch wie so oft wurde ich aus meinen Träumereien gerissen. Obwohl sich das Land ringsum </text:span><text:span text:style-name="T12">mich mit seiner vollkommenen Ruhe zum Bleiben bewegte, musste mich nun eine unerwartete Stimme in das gesellige Leben zurückholen. „Was machst du hier?“, fragte &lt;</text:span><text:span text:style-name="T12"><office:annotation><dc:creator>Unknown Author</dc:creator><dc:date>2013-08-10T17:48:46</dc:date><text:list text:style-name=""><text:list-item><text:p text:style-name="P21"><text:span text:style-name="T46">Name!!!</text:span></text:p></text:list-item></text:list></office:annotation></text:span><text:span text:style-name="T12">Tussi, die er mag – Schwertkampf&gt;. Mein Kopf drehte sich langsam in Richtung der unerwarteten Gestalt, die sich selbst einer Freiheit bemächtigt zu haben schien, von der ich anscheinend nichts verstand. Sie lief daher ohne Ängste, Zweifel, tat was sie tat, schien sich keine unnötigen Fragen zu stellen, nur zu beobachten, zu reagieren, nicht aktiv einzugreifen. Ihre Leichtigkeit machte sie zum Ziel meiner Blicke. Sie wurde wahrgenommen, nahm selbst jedoch nicht wahr, zumindest allem Anschein nach. </text:span><text:span text:style-name="T13">So konnte ich lieben, was ich hörte, sah und roch, weil keiner widersprach, solange ich selbst darüber schwieg. </text:span><text:span text:style-name="T14">Je stärker mein Herz pochte, desto weniger rührte ich mich vom Fleck. Wie angewurzelt </text:span><text:span text:style-name="T16">saß ich da, </text:span><text:span text:style-name="T14">öffnete </text:span><text:span text:style-name="T16">mit </text:span><text:span text:style-name="T14">kühl</text:span><text:span text:style-name="T16">er</text:span><text:span text:style-name="T14"> </text:span><text:span text:style-name="T16">Miene </text:span><text:span text:style-name="T14">den Mund, um eine </text:span><text:span text:style-name="T16">Antwort</text:span><text:span text:style-name="T14"> hervorzubringen, </text:span><text:span text:style-name="T16">die meine Gefühle sanft in die Freiheit führte.</text:span><text:span text:style-name="T14"> „Sitzen.“, </text:span><text:span text:style-name="T18">erwiderte</text:span><text:span text:style-name="T17"> ich knapp.</text:span><text:span text:style-name="T14"> Sichtlich erfreut, aber dennoch </text:span><text:span text:style-name="T15">nicht losgelöst, antwortete sie mit bedachten Worten: „</text:span><text:span text:style-name="T19">Sicherlich sitzt du, doch sitzt du alleine. Das gibt mir zu denken.“ Verwundert über die Sicherheit in ihrer Stimme, nickte ich nur zurück. Das Verbergen kostete mich meine gesamte Kraft. Die Wahrheit musste mein Geheimnis bleiben, nicht auszudenken, was ansonsten passieren würde. </text:span><text:span text:style-name="T20">Anstatt etwas zu sagen beobachtete ich jede Regung, die sie machte, </text:span><text:span text:style-name="T21">nahm jedes ihrer Worte in meinen Gedanken auf, um es für mich dort noch einmal zu hören. </text:span><text:span text:style-name="T22">Die Erwartungen unserer Eltern hatten mich verstummen lassen. Die Lüge der Größe, welche die Herrschenden angeblich besaßen, bewirkte, dass ich mich in mich selbst zurückzog. So liebte ich jene Ruhe an diesem Ort, wie jedem anderen, der mir mein Unbehagen zwar nicht nahm, jedoch erleichterte. Nichts hier tat als müsste es glanzvoll wirken. Nur &lt;NAME NAME&gt; ließ ein Licht aufkommen, dem ich nicht gerecht werden konnte. Eine Forderung mehr, die mich bedrückte, selbst wenn niemand je von mir verlangt hatte, ihr zu gefallen. </text:span><text:span text:style-name="T23">Ich wusste bereits, dass ich auch dieses Mal nicht stark genug war, das notwendige zu leisten, so versuchte ich zumindest meine Trauer darüber zu verbergen. Ein starrer Mensch in Gedanken versunken, der über die Felder blickte, auf denen die weniger Reichen bald die Ernte einbringen müssten, um überhaupt etwas zu </text:span><text:soft-page-break/><text:span text:style-name="T23">Essen zu haben. Vielleicht konnten sie aussprechen, was sie fühlten, nahmen sich, wen sie liebten, schlicht weil sie keine große Wahl hatten.</text:span></text:p>
      <text:p text:style-name="P7"><text:span text:style-name="T24">Sie setzte sich</text:span><text:span text:style-name="T26"> unterhalb des Fels schräg ins Gras, sodass sie ihre Beine an meinen Füßen vorbei ausstrecken konnte. </text:span><text:span text:style-name="T27">Ihre </text:span><text:span text:style-name="T27"><office:annotation><dc:creator>Unknown Author</dc:creator><dc:date>2013-08-10T17:49:15</dc:date><text:list text:continue-numbering="true" text:style-name=""><text:list-item><text:p text:style-name="P21"><text:span text:style-name="T46">Haare schwarz?</text:span></text:p></text:list-item></text:list></office:annotation></text:span><text:span text:style-name="T27">schwarzen Haare hingen beinahe zerwühlt von ihrem Kopf hinab. Sie schien sich nicht besonders um ihr Äußeres zu scheren. Genauso wenig wie ich selbst, musste ich dennoch zu bestimmten Anlässen bestimmte Kleidung tragen, wie sie vermutlich auch. Trotzdem liebte ich es in alter, weniger kostbarer, fast zerfle</text:span><text:span text:style-name="T41">d</text:span><text:span text:style-name="T27">derter Kleidung im Palast umher zu spuken. </text:span><text:span text:style-name="T28">Innerlich hoffte ich auf unzählige Gemeinsamkeiten, die sie fast schon dazu zwingen mochten, mich anzuhimmeln. </text:span><text:span text:style-name="T29">Sie rümpfte ihre große Nase, schüttelte fragend ihren Kopf und setzte zum Wort an: „Sag doch etwas. Bist du etwa verstummt?“. Es klang besorgt, aber gleichzeitig aufheiternd gemeint. Ich presste aus leichter Verlegenheit die Lippen zusammen und antwortete mit sehr freundlicher Stimme: „Ich genieße die Natur, du nicht?“. Es kam nichts weltbewegendes aus meinem Mund, nichts, was auch nur ansatzweise einem Gefühl entsprach, dass ich in diesem Moment als wichtig erachtete. Alles sollte ablenken davon, sollte die Situation angenehm machen, damit sie weder näher kam noch ging. „</text:span><text:span text:style-name="T30">Soll ich wieder gehen?“, fragte sie leicht enttäuscht. „Warum bist du denn hier?“, entgegnete ich schnell. „Die Schiffe legen bald ab. Deine Mutter … die Königin schickte mich los, dich zu holen“, antwortete sie, während sie sich am Kopf kratzte und im Gras hin- und herrutschte. Sie lehnte sich gegen den Fels und ließ sich die Sonne ebenfalls ins Gesicht scheinen. Ihre Art war auf eine merkwürdige Art sehr bemerkenswert. Sie war äußerlich kaum zierlich, nicht entstellt, doch auch keineswegs wie unantastbaren „Schönheiten“, die man des Öfteren auf zwanghaften Feiern antraf. Ich wusste nicht, ob mir ihre äußere Erscheinung gefiel oder nicht. Ich sah nur noch das Individuum, von dem ich vieles erhoffte und dachte, aber wenig wusste. Vielleicht war meiner Mutter bereits in den Sinn gekommen, dass sie mir gefiel. Ich erzählte niemandem von solchen Dingen. Sie erschienen mir viel zu besonders zu sein.</text:span></text:p>
      <text:p text:style-name="P8"><text:span text:style-name="T31">Um die Handelsbeziehungen und die Sicherheit auf dem Meere zu stärken, ließ man unseren Vater mit einigen Kriegs- und Handelsschiffen zu verschiedenen Inseln aufbrechen, die zu einem größeren Fürstentum des Königreiches gehörten, das in der Vergangenheit seinen Reichtum stets durch den enormen Einfluss vergrößert hatte. Es überwachte praktisch die gesamte Küste des Königreiches, indem es Schiffe abfangen konnte, noch bevor sie auch nur in Sichtweite dieser gelangten. Zudem hatte es ein eigenes Handelsnetz mit wichtigen Gütern aufgebaut. Es bekam von den Menschen alle Möglichen Waren wie </text:span><text:span text:style-name="T31"><office:annotation><dc:creator>Unknown Author</dc:creator><dc:date>2013-08-10T18:12:22</dc:date><text:list text:continue-numbering="true" text:style-name=""><text:list-item><text:p text:style-name="P21"><text:span text:style-name="T46">Waren der Menschen, was produzieren Menschen – welche Waren gab es im Mittelalter</text:span></text:p></text:list-item></text:list></office:annotation></text:span><text:span text:style-name="T31">Kohle, Eisen, Salz, Stoffe und sogar Wachs geliefert und verkaufte diese teurer an das Festland des Königreichs. </text:span><text:span text:style-name="T32">Selbstverständlich sahen die eifrigen Berater unseres Vaters seine herrschaftliche Stellung bedroht, musste doch der König </text:span><text:span text:style-name="T33">stets</text:span><text:span text:style-name="T32"> das größte Stück vom Kuchen erhalten. </text:span><text:span text:style-name="T33">Für meinen Bruder und mich, wie auch für &lt;NAME&gt; bedeutete es eigentlich einen geradezu aufregenden Ausflug auf die fernen Inseln in uns unbekannte Gebiete. </text:span><text:span text:style-name="T34">Am meisten freute mich es, vielleicht ein oder zwei Momente dort mit ihr teilen und sie so noch stärker als einen Teil meines Lebens sehen zu können.</text:span></text:p>
      <text:p text:style-name="P9"><text:span text:style-name="T36">Gähnend legte ich mich auf den Rücken. „Ach ich bleibe noch hier!“, rief ich in den Himmel, dessen Fetzen ich durch die Baumkrone über mir erblickte. Sie lachte kurz und ich schob ihr Bein mit meinem Fuß ein Stück hinab. </text:span></text:p>
      <text:p text:style-name="P4"/>
      <text:p text:style-name="P4"/>
      <text:p text:style-name="P13"><text:span text:style-name="T37">….</text:span></text:p>
      <text:p text:style-name="P14"><text:span text:style-name="T42">Wir liefen das Dock entlang während die Wellen gleichmäßig leise dagegen schlugen. Einige Ritter der Küstengebiete, die unweit der Stadt ihren Sitz hatten, begleiteten uns als Zeichen der Treue und Anerkennung. Sie standen neben dem hölzernen Steg, der vom Schiff hinab auf das Dock reichte. </text:span></text:p>
      <text:p text:style-name="P15"><text:span text:style-name="T43">Die nur noch knapp über dem Horizont stehende Sonne ließ ihre eisernen, schweren Rüstungen glänzen. Für sie musste die schwüle, warme abendliche Luft geradezu unerträglich sein, hatte doch den ganzen Tag die Sonne prall herab gescheint. Förmlich huldigten sie unserem Vater mit Ausrufen wie „Heil dem König!“. </text:span><text:span text:style-name="T44">Viele bedeutende Händler, besser gesagt Vorsitzende von Handelsgesellschaften, standen bereits oben a</text:span><text:span text:style-name="T45">n der Reling des Schiffs.</text:span></text:p>
      <text:p text:style-name="P13"><text:span text:style-name="T37"/></text:p>
      <text:list xml:id="list5625855955982318298" text:style-name="L5">
        <text:list-item>
          <text:p text:style-name="P20"><text:span text:style-name="T37">Der Adel stopft sich die Taschen voll, auf der Insel herrscht Leibeigenschaft</text:span></text:p>
        </text:list-item>
      </text:list>
      <text:list xml:id="list5386940626535091567" text:style-name="L6">
        <text:list-item>
          <text:p text:style-name="P16"><text:span text:style-name="T37">das Volk hungert erneut, leidet, es gibt Unruhen überall, es wird schön geredet</text:span></text:p>
        </text:list-item>
        <text:list-item>
          <text:p text:style-name="P16"><text:span text:style-name="T37">wunderschöne Inseln, wunderschöne Natur, Zeremonien, Feierlichkeiten</text:span></text:p>
        </text:list-item>
        <text:list-item>
          <text:p text:style-name="P16"><text:span text:style-name="T37">riesige Schiffe, beeindruckendes Heer</text:span></text:p>
        </text:list-item>
        <text:list-item>
          <text:p text:style-name="P16"><text:span text:style-name="T37">Musik, Musik!</text:span></text:p>
        </text:list-item>
        <text:list-item>
          <text:p text:style-name="P17"><text:span text:style-name="T38">Unterricht auf den Inseln, Lehrer stets dabei, auch gemeinsam mit &lt;NAME NAME&gt;</text:span></text:p>
        </text:list-item>
        <text:list-item>
          <text:p text:style-name="P18"><text:span text:style-name="T39">Teilt Empfindungen zumindest seinem Bruder teilweise mit</text:span></text:p>
        </text:list-item>
        <text:list-item>
          <text:p text:style-name="P18"><text:span text:style-name="T39">sieht sie bald mit einem anderen, lässt den Dingen seinen Lauf, doch trauert sehr (wie üblich)</text:span></text:p>
        </text:list-item>
        <text:list-item>
          <text:p text:style-name="P18"><text:span text:style-name="T39">Mutter beschreiben!</text:span></text:p>
        </text:list-item>
        <text:list-item>
          <text:p text:style-name="P18"><text:span text:style-name="T39">Vater beschreiben!</text:span></text:p>
        </text:list-item>
        <text:list-item>
          <text:p text:style-name="P18"><text:span text:style-name="T39">Dialoge mit Eltern, sehr sehr viel</text:span></text:p>
        </text:list-item>
      </text:list>
      <text:p text:style-name="P4"/>
      <text:p text:style-name="Standard">„<text:span text:style-name="T1">Das Volk, unser Volk gilt es zu führen. Auf euch lastet die Verantwortung für die Zukunft unseres Königreiches.</text:span></text:p>
      <text:p text:style-name="Standard"><text:span text:style-name="T1"/></text:p>
      <text:p text:style-name="Standard"><text:span text:style-name="T1"/></text:p>
      <text:p text:style-name="P11"><text:span text:style-name="T40">Der Hass:</text:span></text:p>
      <text:p text:style-name="P5"><text:span text:style-name="T16">Ein Gefühl von Einigkeit, von Feindseligkeit breitete sich unter den Leuten aus. Die Menschen, nun als Gegner verhasst, mussten die Schuldigen sein. </text:span></text:p>
      <text:p text:style-name="P5"><text:span text:style-name="T16"/></text:p>
      <text:list xml:id="list1721880500434026162" text:style-name="L7">
        <text:list-item>
          <text:p text:style-name="P19"><text:span text:style-name="T40">Volk auf den Straßen sucht Schuldigen, sucht Krieg</text:span></text:p>
        </text:list-item>
        <text:list-item>
          <text:p text:style-name="P19"><text:span text:style-name="T40">Eltern zu bedacht, vor allem nicht gegen Menschen</text:span></text:p>
        </text:list-item>
        <text:list-item>
          <text:p text:style-name="P19"><text:span text:style-name="T40">ihnen wird Schwäche vorgeworfen</text:span></text:p>
        </text:list-item>
        <text:list-item>
          <text:p text:style-name="P19"><text:span text:style-name="T40">sie geben nicht nach</text:span></text:p>
        </text:list-item>
        <text:list-item>
          <text:p text:style-name="P19"><text:span text:style-name="T40">Vergiftung! Habgier, Machtwechsel, Krieg, Zerfall, erinnert sich &lt;NAME &gt;, erinnert sich an die Insel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nemo1" svg:font-family="Denemo"/>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Denemo" svg:font-family="Denemo"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h" style:country-asian="CN" style:font-name-complex="Denemo"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Denemo"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nemo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nemo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nemo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1T20:59:55</meta:creation-date>
    <dc:date>2013-08-10T18:37:04</dc:date>
    <meta:editing-duration>PT2H4M35S</meta:editing-duration>
    <meta:editing-cycles>51</meta:editing-cycles>
    <meta:generator>LibreOffice/4.0.3.3$Linux_X86_64 LibreOffice_project/400m0$Build-3</meta:generator>
    <meta:document-statistic meta:table-count="0" meta:image-count="0" meta:object-count="0" meta:page-count="3" meta:paragraph-count="31" meta:word-count="1569" meta:character-count="10185" meta:non-whitespace-character-count="8659"/>
  </office:meta>
</office:document-meta>
</file>